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4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06.43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22:Feuille1.F43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9"/>
        <table:table-column table:style-name="co5" table:default-cell-style-name="ce25"/>
        <table:table-column table:style-name="co6" table:default-cell-style-name="ce25"/>
        <table:table-column table:style-name="co4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1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1]+1" office:value-type="float" office:value="21" calcext:value-type="float">
            <text:p>2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2]+1" office:value-type="float" office:value="22" calcext:value-type="float">
            <text:p>2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3]+1" office:value-type="float" office:value="23" calcext:value-type="float">
            <text:p>2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4]+1" office:value-type="float" office:value="24" calcext:value-type="float">
            <text:p>2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5]+1" office:value-type="float" office:value="25" calcext:value-type="float">
            <text:p>2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hubarbe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6]+1" office:value-type="float" office:value="26" calcext:value-type="float">
            <text:p>2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7]+1" office:value-type="float" office:value="27" calcext:value-type="float">
            <text:p>2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8]+1" office:value-type="float" office:value="28" calcext:value-type="float">
            <text:p>2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9]+1" office:value-type="float" office:value="29" calcext:value-type="float">
            <text:p>2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0]+1" office:value-type="float" office:value="30" calcext:value-type="float">
            <text:p>3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1]+1" office:value-type="float" office:value="31" calcext:value-type="float">
            <text:p>3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Goulasch</text:p>
          </table:table-cell>
          <table:table-cell table:style-name="ce28" office:value-type="date" office:date-value="2021-08-19" calcext:value-type="date">
            <text:p>19/08/21</text:p>
          </table:table-cell>
          <table:table-cell table:style-name="ce24" office:value-type="string" calcext:value-type="string">
            <text:p>Édina CZEDULA</text:p>
          </table:table-cell>
          <table:table-cell table:style-name="ce24" office:value-type="string" calcext:value-type="string">
            <text:p>Philippe, <text:s/>Édina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2]+1" office:value-type="float" office:value="32" calcext:value-type="float">
            <text:p>3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 (2ème version)</text:p>
          </table:table-cell>
          <table:table-cell table:style-name="ce28" office:value-type="date" office:date-value="2021-09-11" calcext:value-type="date">
            <text:p>11/09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c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3]+1" office:value-type="float" office:value="33" calcext:value-type="float">
            <text:p>3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4]+1" office:value-type="float" office:value="34" calcext:value-type="float">
            <text:p>3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5]+1" office:value-type="float" office:value="35" calcext:value-type="float">
            <text:p>3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6]+1" office:value-type="float" office:value="36" calcext:value-type="float">
            <text:p>3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7]+1" office:value-type="float" office:value="37" calcext:value-type="float">
            <text:p>3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Pommes</text:p>
          </table:table-cell>
          <table:table-cell table:style-name="ce28" office:value-type="date" office:date-value="2021-10-16" calcext:value-type="date">
            <text:p>16/10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Anne Solenne, Marie Pascaline, Tessa, Edilso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8]+1" office:value-type="float" office:value="38" calcext:value-type="float">
            <text:p>3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9]+1" office:value-type="float" office:value="39" calcext:value-type="float">
            <text:p>3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0]+1" office:value-type="float" office:value="40" calcext:value-type="float">
            <text:p>4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1]+1" office:value-type="float" office:value="41" calcext:value-type="float">
            <text:p>4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2]+1" office:value-type="float" office:value="42" calcext:value-type="float">
            <text:p>4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11-13" calcext:value-type="date">
            <text:p>13/11/21</text:p>
          </table:table-cell>
          <table:table-cell table:style-name="ce24" office:value-type="string" calcext:value-type="string">
            <text:p>Daphné Macé</text:p>
          </table:table-cell>
          <table:table-cell table:style-name="ce24" office:value-type="string" calcext:value-type="string">
            <text:p>Florian, Tristan, Daphné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3]+1" office:value-type="float" office:value="43" calcext:value-type="float">
            <text:p>43</text:p>
          </table:table-cell>
          <table:table-cell table:style-name="ce24" table:number-columns-repeated="2"/>
          <table:table-cell table:style-name="ce28"/>
          <table:table-cell table:style-name="ce24" table:number-columns-repeated="2"/>
          <table:table-cell table:style-name="ce32" table:number-columns-repeated="1017"/>
          <table:table-cell/>
        </table:table-row>
        <table:table-row table:style-name="ro2">
          <table:table-cell table:style-name="ce24" table:formula="of:=[.A44]+1" office:value-type="float" office:value="44" calcext:value-type="float">
            <text:p>44</text:p>
          </table:table-cell>
          <table:table-cell table:style-name="ce24" table:number-columns-repeated="2"/>
          <table:table-cell table:style-name="ce28"/>
          <table:table-cell table:style-name="ce24" table:number-columns-repeated="2"/>
          <table:table-cell table:style-name="ce32" table:number-columns-repeated="1017"/>
          <table:table-cell/>
        </table:table-row>
        <table:table-row table:style-name="ro2" table:number-rows-repeated="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2-04-07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17:06:42.800821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2-04-07T17:29:17.181963008</dc:date>
    <meta:editing-duration>PT1H56M59S</meta:editing-duration>
    <meta:editing-cycles>25</meta:editing-cycles>
    <meta:generator>LibreOffice/6.0.7.3$Linux_X86_64 LibreOffice_project/00m0$Build-3</meta:generator>
    <meta:print-date>2022-04-07T17:21:20.214816863</meta:print-date>
    <meta:document-statistic meta:table-count="1" meta:cell-count="259" meta:object-count="0"/>
  </office:meta>
</office:document-meta>
</file>